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Standard">
      <style:text-properties officeooo:paragraph-rsid="00133ad6"/>
    </style:style>
    <style:style style:name="P20" style:family="paragraph" style:parent-style-name="fixed">
      <style:text-properties fo:font-weight="bold" officeooo:paragraph-rsid="00128b8b" style:font-weight-asian="bold" style:font-weight-complex="bold"/>
    </style:style>
    <style:style style:name="P21" style:family="paragraph" style:parent-style-name="fixed">
      <style:text-properties fo:font-weight="bold" officeooo:paragraph-rsid="00133ad6" style:font-weight-asian="bold" style:font-weight-complex="bold"/>
    </style:style>
    <style:style style:name="P22" style:family="paragraph" style:parent-style-name="fixed">
      <style:text-properties officeooo:paragraph-rsid="001d8d6d"/>
    </style:style>
    <style:style style:name="P23" style:family="paragraph" style:parent-style-name="Text_20_body_20_with_20_1st_20_line_20_indent">
      <style:text-properties fo:font-style="normal" officeooo:paragraph-rsid="00101d46" style:font-style-asian="normal" style:font-style-complex="normal"/>
    </style:style>
    <style:style style:name="P24" style:family="paragraph" style:parent-style-name="Text_20_body_20_with_20_1st_20_line_20_indent">
      <style:text-properties fo:font-style="normal" officeooo:paragraph-rsid="001f98ad" style:font-style-asian="normal" style:font-style-complex="normal"/>
    </style:style>
    <style:style style:name="P25" style:family="paragraph" style:parent-style-name="Text_20_body_20_with_20_1st_20_line_20_indent">
      <style:text-properties officeooo:paragraph-rsid="001097f5"/>
    </style:style>
    <style:style style:name="P26" style:family="paragraph" style:parent-style-name="Text_20_body_20_with_20_1st_20_line_20_indent">
      <style:text-properties officeooo:paragraph-rsid="00128b8b"/>
    </style:style>
    <style:style style:name="P27" style:family="paragraph" style:parent-style-name="Text_20_body_20_with_20_1st_20_line_20_indent">
      <style:text-properties officeooo:paragraph-rsid="00133ad6"/>
    </style:style>
    <style:style style:name="P28" style:family="paragraph" style:parent-style-name="Text_20_body_20_with_20_1st_20_line_20_indent">
      <style:text-properties officeooo:paragraph-rsid="00163675"/>
    </style:style>
    <style:style style:name="P29" style:family="paragraph" style:parent-style-name="Text_20_body_20_with_20_1st_20_line_20_indent">
      <style:text-properties officeooo:paragraph-rsid="00180580"/>
    </style:style>
    <style:style style:name="P30" style:family="paragraph" style:parent-style-name="Text_20_body_20_with_20_1st_20_line_20_indent">
      <style:text-properties officeooo:paragraph-rsid="0018deb5"/>
    </style:style>
    <style:style style:name="P31" style:family="paragraph" style:parent-style-name="Text_20_body_20_with_20_1st_20_line_20_indent">
      <style:text-properties officeooo:paragraph-rsid="001e5f6c"/>
    </style:style>
    <style:style style:name="P32" style:family="paragraph" style:parent-style-name="Heading_20_1">
      <style:paragraph-properties fo:text-align="center" style:justify-single-word="false"/>
    </style:style>
    <style:style style:name="P33" style:family="paragraph" style:parent-style-name="Heading_20_2">
      <style:paragraph-properties fo:text-align="center" style:justify-single-word="false"/>
    </style:style>
    <style:style style:name="P34" style:family="paragraph" style:parent-style-name="Heading_20_2" style:list-style-name=""/>
    <style:style style:name="P35" style:family="paragraph" style:parent-style-name="Heading_20_2">
      <style:text-properties fo:font-style="italic" fo:font-weight="bold" style:font-style-asian="italic" style:font-weight-asian="bold" style:font-style-complex="italic" style:font-weight-complex="bold"/>
    </style:style>
    <style:style style:name="P36" style:family="paragraph" style:parent-style-name="Heading_20_2">
      <style:text-properties fo:font-weight="bold" style:font-weight-asian="bold" style:font-weight-complex="bold"/>
    </style:style>
    <style:style style:name="P37" style:family="paragraph" style:parent-style-name="Heading_20_2">
      <style:paragraph-properties fo:break-before="page"/>
    </style:style>
    <style:style style:name="P38" style:family="paragraph" style:parent-style-name="Heading_20_4">
      <style:text-properties fo:font-style="normal" style:font-style-asian="normal" style:font-style-complex="normal"/>
    </style:style>
    <style:style style:name="P39" style:family="paragraph" style:parent-style-name="Heading_20_4">
      <style:text-properties fo:font-style="normal" officeooo:paragraph-rsid="001f98ad" style:font-style-asian="normal" style:font-style-complex="normal"/>
    </style:style>
    <style:style style:name="P40" style:family="paragraph" style:parent-style-name="Heading_20_4">
      <style:text-properties officeooo:paragraph-rsid="001e5f6c"/>
    </style:style>
    <style:style style:name="P41" style:family="paragraph" style:parent-style-name="Heading_20_3">
      <style:text-properties fo:font-style="normal" style:font-style-asian="normal" style:font-style-complex="normal"/>
    </style:style>
    <style:style style:name="P42" style:family="paragraph" style:parent-style-name="Heading_20_3">
      <style:text-properties fo:font-weight="bold" style:font-weight-asian="bold" style:font-weight-complex="bold"/>
    </style:style>
    <style:style style:name="P43" style:family="paragraph" style:parent-style-name="Heading_20_3">
      <style:text-properties officeooo:paragraph-rsid="00180580"/>
    </style:style>
    <style:style style:name="P44" style:family="paragraph" style:parent-style-name="Contents_20_4">
      <style:paragraph-properties>
        <style:tab-stops>
          <style:tab-stop style:position="6.3354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officeooo:rsid="00163675" style:font-style-asian="italic" style:font-style-complex="italic"/>
    </style:style>
    <style:style style:name="T8" style:family="text">
      <style:text-properties fo:font-style="normal"/>
    </style:style>
    <style:style style:name="T9" style:family="text">
      <style:text-properties fo:font-style="normal" style:font-style-asian="normal" style:font-style-complex="normal"/>
    </style:style>
    <style:style style:name="T10" style:family="text">
      <style:text-properties fo:font-style="normal" officeooo:rsid="000cb81d" style:font-style-asian="normal" style:font-style-complex="normal"/>
    </style:style>
    <style:style style:name="T11" style:family="text">
      <style:text-properties fo:font-style="normal" officeooo:rsid="00101d46" style:font-style-asian="normal" style:font-style-complex="normal"/>
    </style:style>
    <style:style style:name="T12" style:family="text">
      <style:text-properties fo:font-style="normal" officeooo:rsid="001097f5" style:font-style-asian="normal" style:font-style-complex="normal"/>
    </style:style>
    <style:style style:name="T13" style:family="text">
      <style:text-properties fo:font-style="normal" officeooo:rsid="001c3b82" style:font-style-asian="normal" style:font-style-complex="normal"/>
    </style:style>
    <style:style style:name="T14" style:family="text">
      <style:text-properties fo:font-style="normal" officeooo:rsid="001f98ad" style:font-style-asian="normal" style:font-style-complex="normal"/>
    </style:style>
    <style:style style:name="T15" style:family="text">
      <style:text-properties fo:font-style="normal" officeooo:rsid="0021a969"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163675" style:font-style-asian="normal" style:font-style-complex="normal"/>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officeooo:rsid="0003f660"/>
    </style:style>
    <style:style style:name="T23" style:family="text">
      <style:text-properties officeooo:rsid="0004176b"/>
    </style:style>
    <style:style style:name="T24" style:family="text">
      <style:text-properties officeooo:rsid="00042f50"/>
    </style:style>
    <style:style style:name="T25" style:family="text">
      <style:text-properties officeooo:rsid="00065bf3"/>
    </style:style>
    <style:style style:name="T26" style:family="text">
      <style:text-properties officeooo:rsid="00088531"/>
    </style:style>
    <style:style style:name="T27" style:family="text">
      <style:text-properties officeooo:rsid="0008eb32"/>
    </style:style>
    <style:style style:name="T28" style:family="text">
      <style:text-properties officeooo:rsid="000a5e60"/>
    </style:style>
    <style:style style:name="T29" style:family="text">
      <style:text-properties officeooo:rsid="000bfa2a"/>
    </style:style>
    <style:style style:name="T30" style:family="text">
      <style:text-properties officeooo:rsid="000cb81d"/>
    </style:style>
    <style:style style:name="T31" style:family="text">
      <style:text-properties officeooo:rsid="000dce81"/>
    </style:style>
    <style:style style:name="T32" style:family="text">
      <style:text-properties officeooo:rsid="000e5d2d"/>
    </style:style>
    <style:style style:name="T33" style:family="text">
      <style:text-properties officeooo:rsid="00101d46"/>
    </style:style>
    <style:style style:name="T34" style:family="text">
      <style:text-properties officeooo:rsid="00128b8b"/>
    </style:style>
    <style:style style:name="T35" style:family="text">
      <style:text-properties officeooo:rsid="00133ad6"/>
    </style:style>
    <style:style style:name="T36" style:family="text">
      <style:text-properties officeooo:rsid="00145dbf"/>
    </style:style>
    <style:style style:name="T37" style:family="text">
      <style:text-properties officeooo:rsid="00163675"/>
    </style:style>
    <style:style style:name="T38" style:family="text">
      <style:text-properties officeooo:rsid="00180580"/>
    </style:style>
    <style:style style:name="T39" style:family="text">
      <style:text-properties style:font-style-asian="normal"/>
    </style:style>
    <style:style style:name="T40" style:family="text">
      <style:text-properties style:font-style-complex="normal"/>
    </style:style>
    <style:style style:name="T41" style:family="text">
      <style:text-properties officeooo:rsid="0018deb5"/>
    </style:style>
    <style:style style:name="T42" style:family="text">
      <style:text-properties officeooo:rsid="001a6c7e"/>
    </style:style>
    <style:style style:name="T43" style:family="text">
      <style:text-properties officeooo:rsid="001c3b82"/>
    </style:style>
    <style:style style:name="T44" style:family="text">
      <style:text-properties officeooo:rsid="001c657d"/>
    </style:style>
    <style:style style:name="T45" style:family="text">
      <style:text-properties officeooo:rsid="001d8d6d"/>
    </style:style>
    <style:style style:name="T46" style:family="text">
      <style:text-properties officeooo:rsid="001e5f6c"/>
    </style:style>
    <style:style style:name="T47" style:family="text">
      <style:text-properties officeooo:rsid="001f98ad"/>
    </style:style>
    <style:style style:name="T48" style:family="text">
      <style:text-properties officeooo:rsid="002095e7"/>
    </style:style>
    <style:style style:name="T49" style:family="text">
      <style:text-properties officeooo:rsid="0021a96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he Deva Programming Language</text:h>
      <text:p text:style-name="P2">v.<text:span text:style-name="T24">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3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6">The Deva Programming Language<text:tab/>1</text:p>
          <text:p text:style-name="P45">Summary<text:tab/>1</text:p>
          <text:p text:style-name="P45">1 Introduction<text:tab/>4</text:p>
          <text:p text:style-name="P45">2 Environment and Modules<text:tab/>4</text:p>
          <text:p text:style-name="P45">3 Types and Scopes<text:tab/>5</text:p>
          <text:p text:style-name="P47">3.1 Function Parameters<text:tab/>6</text:p>
          <text:p text:style-name="P47">3.2 'Built-in' functions<text:tab/>6</text:p>
          <text:p text:style-name="P45">4 Language Specification<text:tab/>6</text:p>
          <text:p text:style-name="P47">4.1 Lexical conventions<text:tab/>6</text:p>
          <text:p text:style-name="P47">4.2 Statements<text:tab/>7</text:p>
          <text:p text:style-name="P44">4.2.1 Compound statements<text:tab/>7</text:p>
          <text:p text:style-name="P44">4.2.2 Assignment statements<text:tab/>7</text:p>
          <text:p text:style-name="P44">4.2.3 Increment / Decrement statements<text:tab/>7</text:p>
          <text:p text:style-name="P44">4.2.4 Control structures<text:tab/>7</text:p>
          <text:p text:style-name="P44">4.2.5 Function calls as statements<text:tab/>8</text:p>
          <text:p text:style-name="P47">4.3 Expressions<text:tab/>8</text:p>
          <text:p text:style-name="P44">4.3.1 Basic expressions<text:tab/>8</text:p>
          <text:p text:style-name="P44">4.3.2 Arithmetic expressions<text:tab/>9</text:p>
          <text:p text:style-name="P44">4.3.3 Increment / decrement expressions<text:tab/>9</text:p>
          <text:p text:style-name="P44">4.3.4 Logical expressions<text:tab/>9</text:p>
          <text:p text:style-name="P44">4.3.5 Collection constructors<text:tab/>9</text:p>
          <text:p text:style-name="P44">4.3.6 Collection indexers<text:tab/>9</text:p>
          <text:p text:style-name="P48">4.3.6.1 Slice notation<text:tab/>10</text:p>
          <text:p text:style-name="P44">4.3.7 Function calls<text:tab/>11</text:p>
          <text:p text:style-name="P44">4.3.8 Instance constructors<text:tab/>11</text:p>
          <text:p text:style-name="P47">4.4 Function definitions<text:tab/>11</text:p>
          <text:p text:style-name="P47">4.5 Class definitions<text:tab/>11</text:p>
          <text:p text:style-name="P45">5 Classes and instances<text:tab/>12</text:p>
          <text:p text:style-name="P47">5.1 Basic structure<text:tab/>12</text:p>
          <text:p text:style-name="P47">5.2 Inheritance<text:tab/>13</text:p>
          <text:p text:style-name="P47">5.3 Construction and the 'new' method<text:tab/>13</text:p>
          <text:p text:style-name="P47">5.4 Destruction and the 'delete' method<text:tab/>13</text:p>
          <text:p text:style-name="P47">5.5 Methods and the 'self' parameter<text:tab/>13</text:p>
          <text:p text:style-name="P47">5.6 Special methods<text:tab/>14</text:p>
          <text:p text:style-name="P44">5.6.1 The 'enumeration interface'<text:tab/>14</text:p>
          <text:p text:style-name="P44">5.6.2 'repr' and 'str'<text:tab/>15</text:p>
          <text:p text:style-name="P45">6 Built-in functions, methods and modules<text:tab/>15</text:p>
          <text:p text:style-name="P47">6.1 Built-in functions<text:tab/>15</text:p>
          <text:p text:style-name="P47">6.2 Map built-in methods<text:tab/>20</text:p>
          <text:p text:style-name="P47">6.3 Vector built-in methods<text:tab/>21</text:p>
          <text:p text:style-name="P47">6.4 String built-in methods<text:tab/>24</text:p>
          <text:p text:style-name="P47">6.5 Built-in module bit<text:tab/>27</text:p>
          <text:p text:style-name="P47">6.6 Built-in module math<text:tab/>27</text:p>
          <text:p text:style-name="P47">6.7 Built-in module os<text:tab/>29</text:p>
          <text:p text:style-name="P47">6.8 Built-in module _re<text:tab/>31</text:p>
          <text:p text:style-name="P45"><text:soft-page-break/>7 Provided modules<text:tab/>32</text:p>
          <text:p text:style-name="P47">7.1 Module re<text:tab/>32</text:p>
          <text:p text:style-name="P47">7.2 Module glob<text:tab/>33</text:p>
          <text:p text:style-name="P45">8 Sample deva code<text:tab/>33</text:p>
          <text:p text:style-name="P47">8.1 bubble sort<text:tab/>33</text:p>
          <text:p text:style-name="P47">8.2 default parameters<text:tab/>34</text:p>
          <text:p text:style-name="P47">8.3 import<text:tab/>35</text:p>
          <text:p text:style-name="P47">8.4 eval – running code dynamically<text:tab/>35</text:p>
          <text:p text:style-name="P47">8.5 Classes, instances, constructors and inheritance<text:tab/>36</text:p>
          <text:p text:style-name="P47">8.6 Factorial examples<text:tab/>37</text:p>
          <text:p text:style-name="P47">8.7 Nested function examples<text:tab/>38</text:p>
          <text:p text:style-name="P45">9 Embedding deva<text:tab/>38</text:p>
        </text:index-body>
      </text:table-of-content>
      <text:h text:style-name="P34" text:outline-level="2"/>
      <text:h text:style-name="P3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8">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9">(eval() </text:span><text:span text:style-name="T31">and importmodule() </text:span><text:span text:style-name="T29">produce and return an “anonymous module”, which can be assigned to a variable so that objects defined in it can be accessed later, </text:span><text:span text:style-name="T31">while the import statement also produces the variable to hold the module</text:span><text:span text:style-name="T29">).</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9"> references to other objects. When a variable of one of these types is assigned to another variable, a copy is created and changes to that copy do not affect the original variable.</text:span></text:p>
      <text:p text:style-name="P6">[NOTE: In addition to the seven basic types there are <text:span text:style-name="T36">four </text:span><text:s/>types that are not visible externally: a 'size' type, <text:span text:style-name="T36">a 'native function' type,</text:span> a 'native object' type <text:span text:style-name="T36">and an 'invalid' type</text:span>. These are useful only to developers embedding or extending the deva language. The 'size' type is an integer number type the size of the native integer on the machine on which deva is compiled (a “size_t” in C/C++). <text:span text:style-name="T36">The 'native function' type is a function object that was implemented in native (C/C++) code. </text:span>The 'native object' type is a native pointer to C/C++ data (a void* in C/C++). <text:span text:style-name="T36">The 'invalid' type is a marker indicating that the object was never initialized properly.</text:span>]</text:p>
      <text:p text:style-name="Text_20_body_20_with_20_1st_20_line_20_indent"><text:span text:style-name="T9">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9">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9">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28">Like C-derived languages, deva is block-scoped using curly braces. <text:span text:style-name="T6">Unlike</text:span><text:span text:style-name="T16"> C, deva is </text:span><text:span text:style-name="T17">scoped both statically </text:span><text:span text:style-name="T7">and</text:span><text:span text:style-name="T17"> </text:span><text:span text:style-name="T16">dynamically, not statically </text:span><text:span text:style-name="T17">alone</text:span><text:span text:style-name="T16">.</text:span> <text:span text:style-name="T37">All variables are local to some scope and are declared in that scope using the 'local' keyword. e.g. 'local x = 32;' defines a local variable 'x' and assigns it the numeric value '32'.</text:span></text:p>
      <text:p text:style-name="P30"><text:span text:style-name="T41">(As a nicety, 'local x;' is syntactic sugar for 'local x = null;')</text:span></text:p>
      <text:p text:style-name="P28"><text:span text:style-name="T37">A variable can also be declared 'extern', which indicates that it is dynamically scoped. </text:span>A reference to a<text:span text:style-name="T37">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2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3" text:outline-level="3">3.1 <text:span text:style-name="T38">Function Parameters</text:span></text:h>
      <text:p text:style-name="P29">Parameters to functions/methods are passed <text:span text:style-name="T1">by value</text:span><text:span text:style-name="T9">, meaning that the function/method receives a </text:span><text:span text:style-name="T1">copy</text:span><text:span text:style-name="T9">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9"> if it were changed to point at a new object, the original would be </text:span><text:span text:style-name="T9">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text:span text:style-name="T37">local </text:span>x = [0,1,2,3];</text:p>
      <text:p text:style-name="P14">foo( x );</text:p>
      <text:p text:style-name="P14"># the vector x now contains [1,2,3,100], as only the *parameter* in the </text:p>
      <text:p text:style-name="fixed"><text:span text:style-name="T9">function was set to a new, empty vector</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8">,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2">cannot</text:span> applied to a variable that does not yet exist <text:span text:style-name="T42">–</text:span> <text:span text:style-name="T42">you must <text:s/>first </text:span>create that variable <text:span text:style-name="T42">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40" text:outline-level="4">4.2.3 <text:span text:style-name="T46">Increment / Decrement statements</text:span></text:h>
      <text:p text:style-name="P31"><text:span text:style-name="T46">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7">Note that these operators may </text:span><text:span text:style-name="T4">only</text:span><text:span text:style-name="T14"> be applied to a simple variable of numeric type, not any arbitrary expression. ('x = v[0]--;' is not legal, for instance). </text:span></text:p>
      <text:p text:style-name="P31"><text:span text:style-name="T46">The increment and decrement operators are </text:span><text:span text:style-name="T3">postfix operators </text:span><text:span text:style-name="T4">only</text:span><text:span text:style-name="T14">, unlike in C/C++ where they can be applied prefix or postfix. The increment and decrement operators may also be used to create expressions, see section 4.3.3 below.</text:span></text:p>
      <text:h text:style-name="P40" text:outline-level="4"><text:soft-page-break/>4.2.<text:span text:style-name="T46">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2">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2">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9"> ) </text:span><text:span text:style-name="T1">statement or compound-statement</text:span></text:p>
      <text:p text:style-name="fixed"><text:span text:style-name="T9">if( </text:span><text:span text:style-name="T1">'condition'</text:span><text:span text:style-name="T9"> ) </text:span><text:span text:style-name="T1">statement or compound-statement </text:span><text:span text:style-name="T9">[else </text:span><text:span text:style-name="T1">statement or compound-statement</text:span><text:span text:style-name="T9">]</text:span></text:p>
      <text:p text:style-name="fixed"><text:span text:style-name="T9">for( '</text:span><text:span text:style-name="T1">item' </text:span><text:span text:style-name="T9">in '</text:span><text:span text:style-name="T1">vector'</text:span><text:span text:style-name="T9"> ) </text:span><text:span text:style-name="T1">statement or compound-statement</text:span></text:p>
      <text:p text:style-name="fixed"><text:span text:style-name="T9">for( '</text:span><text:span text:style-name="T1">key' , 'value'</text:span><text:span text:style-name="T9"> in '</text:span><text:span text:style-name="T1">map'</text:span><text:span text:style-name="T9"> ) </text:span><text:span text:style-name="T1">statement or compound-statement</text:span></text:p>
      <text:p text:style-name="P14">return</text:p>
      <text:p text:style-name="fixed"><text:span text:style-name="T9">return '</text:span><text:span text:style-name="T1">value'</text:span></text:p>
      <text:p text:style-name="P14">break</text:p>
      <text:p text:style-name="P14">continue</text:p>
      <text:p text:style-name="fixed"><text:span text:style-name="T9">import </text:span><text:span text:style-name="T1">'path'</text:span></text:p>
      <text:p text:style-name="P14"/>
      <text:h text:style-name="P38" text:outline-level="4">4.2.<text:span text:style-name="T46">5</text:span> Function calls as statements</text:h>
      <text:p text:style-name="P6">Function call expressions like 'foo();' can stand alone as statements, as they have potential side effects. Any return value is lost.</text:p>
      <text:h text:style-name="P41" text:outline-level="3">4.3 Expressions</text:h>
      <text:h text:style-name="P38" text:outline-level="4">4.3.1 Basic expressions</text:h>
      <text:p text:style-name="P6">Basic expressions are:</text:p>
      <text:p text:style-name="P6"/>
      <text:p text:style-name="fixed"><text:span text:style-name="T9">( </text:span><text:span text:style-name="T1">'exp'</text:span><text:span text:style-name="T9"> )</text:span></text:p>
      <text:p text:style-name="P13">identifier</text:p>
      <text:p text:style-name="P13">numerical constant</text:p>
      <text:p text:style-name="P13">boolean</text:p>
      <text:p text:style-name="P13"><text:soft-page-break/>null</text:p>
      <text:p text:style-name="P13">string literal</text:p>
      <text:p text:style-name="P14"/>
      <text:h text:style-name="P38" text:outline-level="4">4.3.2 Arithmetic expressions</text:h>
      <text:p text:style-name="P24">The usual binary numerical operators '+', '-', '*', '/', '%' (modulo) and the unary operator '-' are supported. The operands must be numbers or expressions that evaluate to numbers, with the exception of the '+' operator, which can be applied to strings to concatenate them.</text:p>
      <text:h text:style-name="P39" text:outline-level="4">4.3.<text:span text:style-name="T47">3</text:span> <text:span text:style-name="T47">Increment / decrement</text:span> expressions</text:h>
      <text:p text:style-name="P24"><text:span text:style-name="T9">The </text:span><text:span text:style-name="T47">increment and decrement</text:span><text:span text:style-name="T9"> operators '+</text:span><text:span text:style-name="T47">+</text:span><text:span text:style-name="T9">' </text:span><text:span text:style-name="T47">and</text:span><text:span text:style-name="T9"> '</text:span><text:span text:style-name="T47">--</text:span><text:span text:style-name="T9">' </text:span><text:span text:style-name="T47">may be used on variables to create expressions as well as statements (section 4.2.3). For instance, 'print( x-- );' is valid and results in both x being decremented by one </text:span><text:span text:style-name="T4">and</text:span><text:span text:style-name="T47"> print being called with this value.</text:span></text:p>
      <text:h text:style-name="P39" text:outline-level="4">4.3.<text:span text:style-name="T47">4</text:span> Logical expressions</text:h>
      <text:p text:style-name="Text_20_body_20_with_20_1st_20_line_20_indent"><text:span text:style-name="T9">Deva accepts the </text:span><text:span text:style-name="T11">'&amp;' (eagerly evaluated 'and'), '|' (eagerly evaluated 'or'), </text:span><text:span text:style-name="T9">'&amp;&amp;' (</text:span><text:span text:style-name="T11">short-circuiting '</text:span><text:span text:style-name="T9">and</text:span><text:span text:style-name="T11">'</text:span><text:span text:style-name="T9">) and '||' (</text:span><text:span text:style-name="T11">short-circuiting '</text:span><text:span text:style-name="T9">or</text:span><text:span text:style-name="T11">'</text:span><text:span text:style-name="T9">) binary logical operators and the '!' (not) unary logical operator. Operands must be able to be evaluated to a boolean value (a null, number, string or boolean or expression evaluating to one of these).</text:span></text:p>
      <text:p text:style-name="P25"><text:span text:style-name="T12">Eagerly evaluated operations ensure both the left- and right-hand side operands are evaluated, while short-circuiting operations stop as soon as an operand meets the logical criteria.</text:span></text:p>
      <text:p text:style-name="P25"><text:span text:style-name="T12">Logical operands are evaluated have left-to-right.</text:span></text:p>
      <text:p text:style-name="P23"><text:span text:style-name="T33">Strings of zero-length evaluate to false, all others to true. 'null' evaluates to false. All non-zero numbers evaluate to true, while 0 (zero) evaluates to false.</text:span></text:p>
      <text:h text:style-name="P38" text:outline-level="4">4.3.<text:span text:style-name="T47">5</text:span> Collection constructors</text:h>
      <text:p text:style-name="P6">Maps and vectors must be created before they are used, unlike simple value types. The syntax for this is:</text:p>
      <text:p text:style-name="P6"/>
      <text:p text:style-name="P14">[ 'items' ];</text:p>
      <text:p text:style-name="P13">'map-name'<text:span text:style-name="T9">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8" text:outline-level="4"><text:soft-page-break/>4.3.<text:span text:style-name="T47">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7">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42">local </text:span>v = ['f','o','o','b','a','r'];</text:p>
      <text:p text:style-name="fixed"><text:span text:style-name="T42">local </text:span>v2 = v[1:3];</text:p>
      <text:p text:style-name="fixed"><text:span text:style-name="T42">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8">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9"> side of an assignment. (With strings this is not </text:span><text:span text:style-name="T9">allowed, as strings in deva are immutable objects). If the slice has only two indices (i.e. no 'step' value) the right-hand side of the assignment replaces the sliced range. In this case the right-hand side could be </text:span><text:span text:style-name="T9">another vector, in which case all of its elements will be copied, or it could be any other type, in which case the object itself will be inserted. If a third index ('step' value) </text:span><text:span text:style-name="T1">is</text:span><text:span text:style-name="T9">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2">local </text:span>v = ['f','o','o','b','a','r'];</text:p>
      <text:p text:style-name="fixed"><text:span text:style-name="T42">local </text:span>v[1:3] = 'u';<text:tab/><text:tab/><text:tab/><text:tab/># v now contains 'f','u','b','a','r'</text:p>
      <text:p text:style-name="fixed"><text:span text:style-name="T42">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38" text:outline-level="4">4.3.<text:span text:style-name="T47">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8" text:outline-level="4">4.3.<text:span text:style-name="T47">8</text:span> Instance constructors</text:h>
      <text:p text:style-name="P6">Instances of classes (commonly called “objects”) are created using the syntax:</text:p>
      <text:p text:style-name="P6"/>
      <text:p text:style-name="P13">'instance-name'<text:span text:style-name="T9"> = new </text:span>'class-name'<text:span text:style-name="T9"> ( </text:span>'parameter-list'<text:span text:style-name="T9"> )</text:span></text:p>
      <text:p text:style-name="P14"/>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9">def </text:span><text:span text:style-name="T1">'fcn-name'</text:span><text:span text:style-name="T9"> ( </text:span><text:span text:style-name="T1">'parameter-list'</text:span><text:span text:style-name="T9">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9"> = </text:span>'value'</text:p>
      <text:p text:style-name="P13"/>
      <text:p text:style-name="Text_20_body_20_with_20_1st_20_line_20_indent">The parameters with default values <text:span text:style-name="T1">must</text:span><text:span text:style-name="T9"> occur at the </text:span><text:span text:style-name="T1">end</text:span><text:span text:style-name="T9"> of the parameter list. </text:span></text:p>
      <text:p text:style-name="Text_20_body_20_with_20_1st_20_line_20_indent"><text:span text:style-name="T9">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9">class </text:span><text:span text:style-name="T1">'name'</text:span><text:span text:style-name="T9"> : </text:span><text:span text:style-name="T1">'parent-one'</text:span><text:span text:style-name="T9">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9">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2">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3">else</text:span> a runtime error will result from trying to create an instance of a<text:span text:style-name="T43">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3">do NOT </text:span>receive “self”<text:span text:style-name="T9">. They must not try to reference member variables as any attempt to do so will cause an </text:span><text:span text:style-name="T13">runtime </text:span><text:span text:style-name="T9">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35"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4">and their internal types will be different.</text:span></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32">The possible values are: <text:s/>"null", "boolean", "number", "string", "vector", "map", "function", "native function", "class", "object", "native object", "size/address", "symbol name", and "&lt;invalid&gt;".</text:span></text:p>
      <text:p text:style-name="P20"/>
      <text:p text:style-name="P20"><text:soft-page-break/><text:span text:style-name="T34">is_null</text:span>( obj )</text:p>
      <text:p text:style-name="P26">Returns <text:span text:style-name="T34">true if 'obj' is null, false otherwise.</text:span></text:p>
      <text:p text:style-name="P20"/>
      <text:p text:style-name="P20"><text:span text:style-name="T34">is_boolean</text:span>( obj )</text:p>
      <text:p text:style-name="P26">Returns <text:span text:style-name="T34">true if 'obj' is a boolean, false otherwise.</text:span></text:p>
      <text:p text:style-name="P20"/>
      <text:p text:style-name="P20"><text:span text:style-name="T34">is_number</text:span>( obj )</text:p>
      <text:p text:style-name="P26">Returns <text:span text:style-name="T34">true if 'obj' is a number, false otherwise.</text:span></text:p>
      <text:p text:style-name="P20"/>
      <text:p text:style-name="P20"><text:span text:style-name="T34">is_string</text:span>( obj )</text:p>
      <text:p text:style-name="P26">Returns <text:span text:style-name="T34">true if 'obj' is a string, false otherwise.</text:span></text:p>
      <text:p text:style-name="P20"/>
      <text:p text:style-name="P20"><text:span text:style-name="T34">is_vector</text:span>( obj )</text:p>
      <text:p text:style-name="P26">Returns <text:span text:style-name="T34">true if 'obj' is a vector, false otherwise.</text:span></text:p>
      <text:p text:style-name="P20"/>
      <text:p text:style-name="P20"><text:span text:style-name="T34">is_map</text:span>( obj )</text:p>
      <text:p text:style-name="P26">Returns <text:span text:style-name="T34">true if 'obj' is a map, false otherwise. (Note: though classes and instances are represented by maps internally, and can be treated as maps, this function will return false if passed a class or instance). </text:span></text:p>
      <text:p text:style-name="P20"/>
      <text:p text:style-name="P20"><text:span text:style-name="T34">is_function</text:span>( obj )</text:p>
      <text:p text:style-name="P26">Returns <text:span text:style-name="T34">true if 'obj' is a function written in deva, false otherwise.</text:span></text:p>
      <text:p text:style-name="P20"/>
      <text:p text:style-name="P20"><text:span text:style-name="T34">is_native_function</text:span>( obj )</text:p>
      <text:p text:style-name="P26">Returns <text:span text:style-name="T34">true if 'obj' is a native (C/C++) function, false otherwise.</text:span></text:p>
      <text:p text:style-name="P20"/>
      <text:p text:style-name="P20"><text:span text:style-name="T34">is_class</text:span>( obj )</text:p>
      <text:p text:style-name="P26">Returns <text:span text:style-name="T34">true if 'obj' is a class object, false otherwise.</text:span></text:p>
      <text:p text:style-name="P20"/>
      <text:p text:style-name="P20"><text:span text:style-name="T34">is_instance</text:span>( obj )</text:p>
      <text:p text:style-name="P26">Returns <text:span text:style-name="T34">true if 'obj' is an instance of a class, false otherwise.</text:span></text:p>
      <text:p text:style-name="P20"/>
      <text:p text:style-name="P20"><text:span text:style-name="T34">is_native_obj</text:span>( obj )</text:p>
      <text:p text:style-name="P26">Returns <text:span text:style-name="T34">true if 'obj' is a native object, false otherwise.</text:span></text:p>
      <text:p text:style-name="P20"/>
      <text:p text:style-name="P20"><text:span text:style-name="T34">is_size</text:span>( obj )</text:p>
      <text:p text:style-name="P26">Returns <text:span text:style-name="T34">true if 'obj' is a size (address), false otherwise.</text:span></text:p>
      <text:p text:style-name="P20"/>
      <text:p text:style-name="P20"><text:soft-page-break/><text:span text:style-name="T34">is_symbol_name</text:span>( obj )</text:p>
      <text:p text:style-name="P26">Returns <text:span text:style-name="T34">true if 'obj' is a symbol name, false otherwise.</text:span></text:p>
      <text:p text:style-name="P26"/>
      <text:p text:style-name="P15">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7">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text:soft-page-break/>writeline( file, line )</text:p>
      <text:p text:style-name="Text_20_body_20_with_20_1st_20_line_20_indent">Write the string 'line' to the file associated with the given file handle.</text:p>
      <text:p text:style-name="Text_20_body_20_with_20_1st_20_line_20_indent"/>
      <text:p text:style-name="P15">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2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5">If 'end' is -1, the range starts at zero and ends at 'start'.</text:span></text:p>
      <text:p text:style-name="P19"/>
      <text:p text:style-name="P21"><text:span text:style-name="T35">vector_of</text:span>( <text:span text:style-name="T35">obj, n </text:span>)</text:p>
      <text:p text:style-name="P27">Generates a vector containing <text:span text:style-name="T35">'n' copies of the object 'obj'. </text:span></text:p>
      <text:p text:style-name="P27"/>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text:soft-page-break/>Sets the global error flag and stores the argument 'error_object' as the error data. The global flag and data is cleared every time a function call is made, so the flag <text:span text:style-name="T21">must</text:span> be checked after each function call if it is necessary to act on errors. Note this function does not cause an early return or any other side effects, it <text:span text:style-name="T21">only</text:span> sets the flag and data object.</text:p>
      <text:p text:style-name="Text_20_body_20_with_20_1st_20_line_20_indent"/>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30">Like eval(), importmodule() returns the code module object. (The import statement creates a symbol name, while importmodule's return value must be assigned to a local to be used. e.g.: “local foo = importmodule ('foo');” is </text:span><text:span text:style-name="T2">roughly</text:span><text:span text:style-name="T10">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text:soft-page-break/>Returns the values of all the key-value pairs in the map, as a vector.</text:p>
      <text:p text:style-name="Text_20_body_20_with_20_1st_20_line_20_indent"/>
      <text:p text:style-name="P15">merge( other )</text:p>
      <text:p text:style-name="Text_20_body_20_with_20_1st_20_line_20_indent">Merges all the items in the map 'other' into this map.</text:p>
      <text:p text:style-name="Text_20_body_20_with_20_1st_20_line_20_indent"/>
      <text:p text:style-name="P15">rewind()</text:p>
      <text:p text:style-name="Text_20_body_20_with_20_1st_20_line_20_indent">Rewinds the current position to the first element in the map. See section 5.6 on the 'enumeration interface'. </text:p>
      <text:p text:style-name="Text_20_body_20_with_20_1st_20_line_20_indent"/>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text:soft-page-break/>pop()</text:p>
      <text:p text:style-name="Text_20_body_20_with_20_1st_20_line_20_indent">Removes the last item from this vector.</text:p>
      <text:p text:style-name="Text_20_body_20_with_20_1st_20_line_20_indent"/>
      <text:p text:style-name="P15">insert( position, value )</text:p>
      <text:p text:style-name="Text_20_body_20_with_20_1st_20_line_20_indent">Inserts the item 'value' into this vector at position 'position'.</text:p>
      <text:p text:style-name="Text_20_body_20_with_20_1st_20_line_20_indent"/>
      <text:p text:style-name="P15">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span text:style-name="T49">predicate = null, obj = null</text:span> )</text:p>
      <text:p text:style-name="Text_20_body_20_with_20_1st_20_line_20_indent">Sorts the sequence of items in the vector from 'start' to 'end'. If 'end' is negative one, 'end' is the end of the entire vector. <text:span text:style-name="T49">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5">be passed as the </text:span><text:span text:style-name="T49">'obj' argument.</text:span></text:p>
      <text:p text:style-name="Text_20_body_20_with_20_1st_20_line_20_indent"/>
      <text:p text:style-name="P15">map( function, <text:span text:style-name="T23">obj = null</text:span> )</text:p>
      <text:p text:style-name="P10">Applies the single-parameter deva function 'function' to each element in the vector and returns a vector containing all the results (in the same order). <text:span text:style-name="T23">If t</text:span>he 'function' argument <text:span text:style-name="T23">is a method, the object on which the method is to be called ('self') must be passed in as the second argument (“obj”).</text:span></text:p>
      <text:p text:style-name="P15"/>
      <text:p text:style-name="P15">filter( function, <text:span text:style-name="T22">obj = null</text:span> )</text:p>
      <text:p text:style-name="Text_20_body_20_with_20_1st_20_line_20_indent"><text:soft-page-break/>Applies the single-parameter deva function 'function' to each element in the vector and returns a vector containing all the items <text:s/>(in the same order) for which 'function' returned a value evaluating to true. <text:span text:style-name="T23">If t</text:span>he 'function' argument <text:span text:style-name="T23">is a method, the object on which the method is to be called ('self') must be passed in as the second argument (“obj”).</text:span></text:p>
      <text:p text:style-name="P15"/>
      <text:p text:style-name="P15">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3">If t</text:span>he 'function' argument <text:span text:style-name="T23">is a method, the object on which the method is to be called ('self') must be passed in as the second argument (“obj”).</text:span></text:p>
      <text:p text:style-name="P7"/>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9"> guaranteed that 'function' will be called for every element in the vector.</text:span> </text:p>
      <text:p text:style-name="P9"><text:span text:style-name="T23">If t</text:span>he 'function' argument <text:span text:style-name="T23">is a method, the object on which the method is to be called ('self') must be </text:span><text:span text:style-name="T23">passed in as the second argument (“obj”).</text:span></text:p>
      <text:p text:style-name="P15"/>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9"> guaranteed that 'function' will be called for every </text:span><text:span text:style-name="T9">element in the vector.</text:span></text:p>
      <text:p text:style-name="P9"><text:span text:style-name="T23">If t</text:span>he 'function' argument <text:span text:style-name="T23">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text:soft-page-break/>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position </text:span>'start'. <text:span text:style-name="T26">R</text:span>eturns its index if it is found or null if not. A <text:span text:style-name="T26">'length'</text:span> of negative one <text:span text:style-name="T26">indica</text:span>tes <text:span text:style-name="T26">a search for </text:span>the entire <text:span text:style-name="T26">sub</text:span>string.</text:p>
      <text:p text:style-name="Text_20_body_20_with_20_1st_20_line_20_indent"/>
      <text:p text:style-name="P15">r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start</text:span>', in reverse order. Returns its index if it is found or null if not.. A <text:span text:style-name="T26">'length'</text:span> of negative one <text:span text:style-name="T26">indicates a search for</text:span> the entire <text:span text:style-name="T26">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ext:soft-page-break/>the entire string.</text:p>
      <text:p text:style-name="Text_20_body_20_with_20_1st_20_line_20_indent"/>
      <text:p text:style-name="P15">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text:soft-page-break/>Returns true if the string contains only alpha-numeric characters, false otherwise.</text:p>
      <text:p text:style-name="Text_20_body_20_with_20_1st_20_line_20_indent"><text:s/></text:p>
      <text:p text:style-name="P15">isalpha()</text:p>
      <text:p text:style-name="Text_20_body_20_with_20_1st_20_line_20_indent">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ext:soft-page-break/>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text:soft-page-break/></text:p>
      <text:p text:style-name="P15">cos( theta )</text:p>
      <text:p text:style-name="P15">sin( theta )</text:p>
      <text:p text:style-name="P15">tan( theta )</text:p>
      <text:p text:style-name="P15">acos( theta )</text:p>
      <text:p text:style-name="P15">asin( theta )</text:p>
      <text:p text:style-name="P15">atan( theta )</text:p>
      <text:p text:style-name="P15">cosh( theta )</text:p>
      <text:p text:style-name="P15">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text:soft-page-break/></text:p>
      <text:p text:style-name="P15">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text:soft-page-break/></text:p>
      <text:p text:style-name="P15">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text:soft-page-break/>Returns the string that represents the current working directory for the operating system. e.g. “.” on 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text:soft-page-break/>for 'match'.</text:p>
      <text:p text:style-name="Text_20_body_20_with_20_1st_20_line_20_indent"/>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0">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5">delete( regex )</text:p>
      <text:p text:style-name="Text_20_body_20_with_20_1st_20_line_20_indent">Deletes the regex object 'regex' and returns resources to the operating system. <text:span text:style-name="T19">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text:soft-page-break/>Matches the regular expression for the entire string 'input'. Returns a vector of matches. See '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replace( input, format )</text:p>
      <text:p text:style-name="P17">Returns the string resulting from replacing in the string 'input' using the format-string 'format'. See '_re.replace' for details.</text:p>
      <text:p text:style-name="P1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36" text:outline-level="2">8 Sample deva code</text:h>
      <text:h text:style-name="P42" text:outline-level="3">8.1 bubble sort</text:h>
      <text:p text:style-name="P16"/>
      <text:p text:style-name="P16"># bubble sort the vector 'a'</text:p>
      <text:p text:style-name="P16">def bubble_sort( a )</text:p>
      <text:p text:style-name="P16">{</text:p>
      <text:p text:style-name="P16"><text:tab/>local <text:span text:style-name="T45">len</text:span> = length( a );</text:p>
      <text:p text:style-name="P16"><text:tab/>local swap = true;</text:p>
      <text:p text:style-name="P16"><text:tab/>while( swap )</text:p>
      <text:p text:style-name="P16"><text:tab/>{</text:p>
      <text:p text:style-name="P16"><text:tab/><text:tab/>local swap = false;</text:p>
      <text:p text:style-name="P16"><text:tab/><text:tab/>local i = <text:span text:style-name="T45">len</text:span>-1;</text:p>
      <text:p text:style-name="P16"><text:tab/><text:tab/>while( i &gt;= 0 )</text:p>
      <text:p text:style-name="P16"><text:tab/><text:tab/>{</text:p>
      <text:p text:style-name="P16"><text:tab/><text:tab/><text:tab/>local j = 1;</text:p>
      <text:p text:style-name="P16"><text:tab/><text:tab/><text:tab/>while( j &lt;= i )</text:p>
      <text:p text:style-name="P16"><text:soft-page-break/><text:tab/><text:tab/><text:tab/>{</text:p>
      <text:p text:style-name="P16"><text:tab/><text:tab/><text:tab/><text:tab/>if( a[j-1] &gt; a[j] )</text:p>
      <text:p text:style-name="P16"><text:tab/><text:tab/><text:tab/><text:tab/>{</text:p>
      <text:p text:style-name="P16"><text:tab/><text:tab/><text:tab/><text:tab/><text:tab/><text:span text:style-name="T45">local </text:span>temp = a[j-1];</text:p>
      <text:p text:style-name="P16"><text:tab/><text:tab/><text:tab/><text:tab/><text:tab/>a[j-1] = a[j];</text:p>
      <text:p text:style-name="P16"><text:tab/><text:tab/><text:tab/><text:tab/><text:tab/>a[j] = temp;</text:p>
      <text:p text:style-name="P16"><text:tab/><text:tab/><text:tab/><text:tab/><text:tab/>swap = true;</text:p>
      <text:p text:style-name="P16"><text:tab/><text:tab/><text:tab/><text:tab/>}</text:p>
      <text:p text:style-name="P16"><text:tab/><text:tab/><text:tab/><text:tab/>j = j + 1;</text:p>
      <text:p text:style-name="P16"><text:tab/><text:tab/><text:tab/>}</text:p>
      <text:p text:style-name="P16"><text:tab/><text:tab/><text:tab/>i = i - 1;</text:p>
      <text:p text:style-name="P16"><text:tab/><text:tab/>}</text:p>
      <text:p text:style-name="P16"><text:tab/>}</text:p>
      <text:p text:style-name="P16"><text:tab/>return a;</text:p>
      <text:p text:style-name="P16">}</text:p>
      <text:p text:style-name="P16"/>
      <text:p text:style-name="P16"># given a vector 'l', one could:</text:p>
      <text:p text:style-name="P16"># sort the array</text:p>
      <text:p text:style-name="P16"><text:span text:style-name="T45">local </text:span>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5">local </text:span>f = new foo.foocls();</text:p>
      <text:p text:style-name="fixed">f.foomethod();</text:p>
      <text:h text:style-name="Heading_20_3" text:outline-level="3">8.4 eval – running code dynamically</text:h>
      <text:p text:style-name="fixed"># test eval</text:p>
      <text:p text:style-name="fixed"><text:span text:style-name="T28">local code = </text:span>eval( "def foo(){ print( \"foobar\" ); }" );</text:p>
      <text:p text:style-name="fixed"><text:soft-page-break/><text:span text:style-name="T28">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5">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text:span text:style-name="T45">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22"><text:span text:style-name="T45">if( true )</text:span></text:p>
      <text:p text:style-name="P22"><text:span text:style-name="T45">{</text:span></text:p>
      <text:p text:style-name="P22"><text:span text:style-name="T45"><text:tab/>local a = 0;</text:span></text:p>
      <text:p text:style-name="P22"><text:span text:style-name="T45"><text:tab/>while( true )</text:span></text:p>
      <text:p text:style-name="P22"><text:span text:style-name="T45"><text:tab/>{</text:span></text:p>
      <text:p text:style-name="P22"><text:span text:style-name="T45"><text:tab/><text:tab/>local b = 1;</text:span></text:p>
      <text:p text:style-name="P22"><text:span text:style-name="T45"><text:tab/><text:tab/>local c;</text:span></text:p>
      <text:p text:style-name="P22"><text:span text:style-name="T45"><text:tab/><text:tab/>if( true )</text:span></text:p>
      <text:p text:style-name="P22"><text:span text:style-name="T45"><text:tab/><text:tab/>{</text:span></text:p>
      <text:p text:style-name="P22"><text:span text:style-name="T45"><text:tab/><text:tab/><text:tab/>c = 2;</text:span></text:p>
      <text:p text:style-name="P22"><text:span text:style-name="T45"><text:tab/><text:tab/>}</text:span></text:p>
      <text:p text:style-name="P22"><text:span text:style-name="T45"><text:tab/><text:tab/>def foo()</text:span></text:p>
      <text:p text:style-name="P22"><text:span text:style-name="T45"><text:tab/><text:tab/>{</text:span></text:p>
      <text:p text:style-name="P22"><text:span text:style-name="T45"><text:tab/><text:tab/><text:tab/>extern a;</text:span></text:p>
      <text:p text:style-name="P22"><text:span text:style-name="T45"><text:tab/><text:tab/><text:tab/>extern b;</text:span></text:p>
      <text:p text:style-name="P22"><text:span text:style-name="T45"><text:tab/><text:tab/><text:tab/>extern c;</text:span></text:p>
      <text:p text:style-name="P22"><text:span text:style-name="T45"><text:tab/><text:tab/><text:tab/>print( a );<text:tab/><text:tab/># succeeds, prints '0'</text:span></text:p>
      <text:p text:style-name="P22"><text:span text:style-name="T45"><text:tab/><text:tab/><text:tab/>print( b );<text:tab/><text:tab/># succeeds, prints '1'</text:span></text:p>
      <text:p text:style-name="P22"><text:span text:style-name="T45"><text:tab/><text:tab/><text:tab/>print( c );<text:tab/><text:tab/># error, 'foo' doesn't have access to 'c'</text:span></text:p>
      <text:p text:style-name="P22"><text:span text:style-name="T45"><text:tab/><text:tab/><text:tab/>return false;</text:span></text:p>
      <text:p text:style-name="P22"><text:span text:style-name="T45"><text:tab/><text:tab/>}</text:span></text:p>
      <text:p text:style-name="P22"><text:span text:style-name="T45"><text:tab/><text:tab/>if( !foo() )</text:span></text:p>
      <text:p text:style-name="P22"><text:span text:style-name="T45"><text:tab/><text:tab/><text:tab/>break;</text:span></text:p>
      <text:p text:style-name="P22"><text:span text:style-name="T45"><text:tab/>}</text:span></text:p>
      <text:p text:style-name="P22"><text:span text:style-name="T45">}</text:span></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7T12:46:53</dc:date>
    <meta:editing-duration>PT414H37M12S</meta:editing-duration>
    <meta:editing-cycles>133</meta:editing-cycles>
    <meta:generator>OpenOffice.org/3.2$Unix OpenOffice.org_project/320m19$Build-9505</meta:generator>
    <meta:document-statistic meta:table-count="0" meta:image-count="0" meta:object-count="0" meta:page-count="38" meta:paragraph-count="826" meta:word-count="10344" meta:character-count="59879"/>
    <meta:user-defined meta:name="Info 1"/>
    <meta:user-defined meta:name="Info 2"/>
    <meta:user-defined meta:name="Info 3"/>
    <meta:user-defined meta:name="Info 4"/>
  </office:meta>
</office:document-meta>
</file>